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13]-[.F1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3])" office:value-type="float" office:value="0" calcext:value-type="float">
            <text:p>-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40:00.10827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1:40:00.110602700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1">00/00/0000</text:date><text:s/>- <text:time style:data-style-name="N2" text:time-value="11:40:00.118215500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1:40:00.119319600">00:00:00</text:time></text:span><text:span text:style-name="MT6"><text:time style:data-style-name="N2" text:time-value="11:40:00.119365700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09-01T11:40:14.374201600</dc:date>
    <meta:print-date>2019-10-14T10:49:27.149000000</meta:print-date>
    <dc:language>pt-PT</dc:language>
    <meta:editing-cycles>674</meta:editing-cycles>
    <meta:editing-duration>PT9H15M45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